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5e0d" officeooo:paragraph-rsid="00035e0d"/>
    </style:style>
    <style:style style:name="P2" style:family="paragraph" style:parent-style-name="Standard">
      <style:text-properties officeooo:rsid="000556f5" officeooo:paragraph-rsid="000556f5"/>
    </style:style>
    <style:style style:name="P3" style:family="paragraph" style:parent-style-name="Standard">
      <style:text-properties officeooo:rsid="0005857d" officeooo:paragraph-rsid="0005857d"/>
    </style:style>
    <style:style style:name="P4" style:family="paragraph" style:parent-style-name="Standard">
      <style:text-properties officeooo:rsid="00076e80" officeooo:paragraph-rsid="00076e80"/>
    </style:style>
    <style:style style:name="P5" style:family="paragraph" style:parent-style-name="Standard" style:list-style-name="L1">
      <style:text-properties officeooo:rsid="000556f5" officeooo:paragraph-rsid="000556f5"/>
    </style:style>
    <style:style style:name="P6" style:family="paragraph" style:parent-style-name="Standard" style:list-style-name="L1">
      <style:text-properties officeooo:rsid="0005857d" officeooo:paragraph-rsid="0005857d"/>
    </style:style>
    <style:style style:name="T1" style:family="text">
      <style:text-properties officeooo:rsid="000556f5"/>
    </style:style>
    <style:style style:name="T2" style:family="text">
      <style:text-properties officeooo:rsid="000943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ZIONE B2B</text:p>
      <text:p text:style-name="P1">- l’azienda può selezionare l esperienze che vuole mostrare al suo cliente da un pannelo</text:p>
      <text:p text:style-name="P1">- gestione delle vendite</text:p>
      <text:p text:style-name="P1">- <text:span text:style-name="T1">commissione su esperienza specifica per singolo prodotto</text:span></text:p>
      <text:p text:style-name="P1">- <text:span text:style-name="T1">commissione dedicata al singolo operatore è a percentuale o a tipo operatore</text:span></text:p>
      <text:p text:style-name="P1"/>
      <text:p text:style-name="P1"/>
      <text:p text:style-name="P1"/>
      <text:p text:style-name="P2">UTENTE FINALE</text:p>
      <text:p text:style-name="P2">- considerare voucher</text:p>
      <text:p text:style-name="P2">- sconto su cumulo</text:p>
      <text:p text:style-name="P2">- sconto a punti</text:p>
      <text:p text:style-name="P2"/>
      <text:p text:style-name="P2"/>
      <text:p text:style-name="P2">PRODOTTI</text:p>
      <text:p text:style-name="P2">- sconto su lisrino publico</text:p>
      <text:p text:style-name="P2"/>
      <text:p text:style-name="P2"/>
      <text:p text:style-name="P2"/>
      <text:p text:style-name="P2"/>
      <text:p text:style-name="P2">SCHEDA PRODOTTO</text:p>
      <text:p text:style-name="P2">- TITOLO</text:p>
      <text:p text:style-name="P2">- foto</text:p>
      <text:p text:style-name="P2">- gallery /video</text:p>
      <text:p text:style-name="P2">- descrizione breve</text:p>
      <text:p text:style-name="P2">- descrizione completa</text:p>
      <text:p text:style-name="P2">- Entita base</text:p>
      <text:list xml:id="list3975356397" text:style-name="L1">
        <text:list-item>
          <text:p text:style-name="P5">durata esperienza (momento della giornata</text:p>
        </text:list-item>
        <text:list-item>
          <text:p text:style-name="P5">adatta a <text:s/>bambini</text:p>
        </text:list-item>
        <text:list-item>
          <text:p text:style-name="P5">adatta a animali domestici</text:p>
        </text:list-item>
        <text:list-item>
          <text:p text:style-name="P5">adatta a determinate persone e capacita fisiche</text:p>
        </text:list-item>
        <text:list-item>
          <text:p text:style-name="P5">livello di esperienza (principiante, medio , esperto)</text:p>
        </text:list-item>
        <text:list-item>
          <text:p text:style-name="P5">accessibilita</text:p>
        </text:list-item>
        <text:list-item>
          <text:p text:style-name="P5">sostenibilita green</text:p>
        </text:list-item>
        <text:list-item>
          <text:p text:style-name="P5">abbilgiamento e vestiario </text:p>
        </text:list-item>
        <text:list-item>
          <text:p text:style-name="P5">periodo di cancellazione</text:p>
        </text:list-item>
        <text:list-item>
          <text:p text:style-name="P5">se è soggetta a cancellazione per motivi meteo o ambientale</text:p>
        </text:list-item>
        <text:list-item>
          <text:p text:style-name="P5">numero minimo di persone</text:p>
        </text:list-item>
        <text:list-item>
          <text:p text:style-name="P5">se adatta a gruppi o singoli</text:p>
        </text:list-item>
        <text:list-item>
          <text:p text:style-name="P6">disponibilita parcheggi</text:p>
        </text:list-item>
      </text:list>
      <text:p text:style-name="P3">- informazioni su come arrivare e parcheggio</text:p>
      <text:p text:style-name="P3">- </text:p>
      <text:p text:style-name="P2"/>
      <text:p text:style-name="P2">- condizioni di cancellazione</text:p>
      <text:p text:style-name="P2">- </text:p>
      <text:p text:style-name="P1"/>
      <text:p text:style-name="P1"/>
      <text:p text:style-name="P4"><text:span text:style-name="T2">experience </text:span>cote d azure</text:p>
      <text:p text:style-name="P4"/>
      <text:p text:style-name="P4">Accesso a backend booki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11T11:42:39.122000000</meta:creation-date>
    <dc:date>2025-09-11T12:34:55.838000000</dc:date>
    <meta:editing-duration>PT2M22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7" meta:word-count="170" meta:character-count="1000" meta:non-whitespace-character-count="876"/>
  </office:meta>
</office:document-meta>
</file>